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80000015F203881C8.jpg" manifest:media-type="image/jpeg"/>
  <manifest:file-entry manifest:full-path="Pictures/10000201000000A50000002FC085EA40.png" manifest:media-type="image/png"/>
  <manifest:file-entry manifest:full-path="Pictures/1000020100000205000000B7174E35E1.png" manifest:media-type="image/png"/>
  <manifest:file-entry manifest:full-path="Pictures/10000000000001680000015F0EFD1D1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DejaVu Sans Mono1" svg:font-family="'DejaVu Sans Mono'"/>
    <style:font-face style:name="Liberation Sans" svg:font-family="'Liberation Sans'"/>
    <style:font-face style:name="Lohit Devanagari1" svg:font-family="'Lohit Devanagari'"/>
    <style:font-face style:name="Nimbus Sans L" svg:font-family="'Nimbus Sans L', 'Liberation Sans'"/>
    <style:font-face style:name="OpenSymbol" svg:font-family="OpenSymbol"/>
    <style:font-face style:name="DejaVu Sans Mono" svg:font-family="'DejaVu Sans Mono'" style:font-pitch="fixed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 Italic" style:font-family-generic="modern" style:font-pitch="fixed"/>
    <style:font-face style:name="Lohit Devanagari2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4.1931in" style:rel-column-width="39681*"/>
    </style:style>
    <style:style style:name="Table1.B" style:family="table-column">
      <style:table-column-properties style:column-width="2.7319in" style:rel-column-width="25854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text-properties style:font-name="Liberation Sans1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3" style:family="paragraph" style:parent-style-name="sect0">
      <style:text-properties officeooo:paragraph-rsid="00143375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weight="bold" officeooo:paragraph-rsid="0014e677" style:font-weight-asian="bold" style:font-weight-complex="bold"/>
    </style:style>
    <style:style style:name="P5" style:family="paragraph" style:parent-style-name="text-body">
      <style:paragraph-properties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3"/>
    <style:style style:name="P8" style:family="paragraph" style:parent-style-name="Standard" style:list-style-name="L2">
      <style:paragraph-properties fo:margin-left="0in" fo:margin-right="0in" fo:text-indent="-0.25in" style:auto-text-indent="false"/>
    </style:style>
    <style:style style:name="P9" style:family="paragraph" style:parent-style-name="sect1" style:list-style-name=""/>
    <style:style style:name="P10" style:family="paragraph" style:parent-style-name="sect1">
      <style:paragraph-properties fo:break-before="page"/>
    </style:style>
    <style:style style:name="P11" style:family="paragraph" style:parent-style-name="sect2" style:list-style-name=""/>
    <style:style style:name="P12" style:family="paragraph" style:parent-style-name="sect2">
      <style:paragraph-properties fo:break-before="page"/>
    </style:style>
    <style:style style:name="P13" style:family="paragraph" style:parent-style-name="text-body"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T3" style:family="text">
      <style:text-properties officeooo:rsid="0014e677"/>
    </style:style>
    <style:style style:name="T4" style:family="text">
      <style:text-properties officeooo:rsid="0016e077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3" text:separation-character="." text:name="Table"/>
        <text:sequence-decl text:display-outline-level="0" text:name="Text"/>
        <text:sequence-decl text:display-outline-level="0" text:name="Drawing"/>
      </text:sequence-decls>
      <text:p text:style-name="P3"><text:title/> Dell Pilot Hostgroups Deployment</text:p>
      <text:p text:style-name="cover-text"/>
      <text:h text:style-name="sect1" text:outline-level="1"><text:bookmark-start text:name="_configure_hostgroup_parameters"/>Configure hostgroup parameters<text:bookmark-end text:name="_configure_hostgroup_parameters"/></text:h>
      <text:p text:style-name="text-body">Most hostgroup parameters are configured using an ERB file. This makes configuration quicker and easier than using the Foreman interface.</text:p>
      <text:p text:style-name="text-body">Edit the d<text:span text:style-name="_2a__20_RA-File">ell-pilot.yaml.erb</text:span> file and change the variables between the lines marked <text:span text:style-name="_2a__20_RA-Important_20_Term">Variables to Change</text:span> and <text:span text:style-name="_2a__20_RA-Important_20_Term">End of Variable</text:span><text:span text:style-name="_2a__20_RA-Important_20_Term"><text:span text:style-name="T3">s</text:span></text:span><text:span text:style-name="_2a__20_RA-Important_20_Term"> to Change</text:span>.</text:p>
      <text:p text:style-name="text-body">The most common variables needing changed have values of <text:span text:style-name="_2a__20_RA-Variable_20_Data">CHANGEME_*</text:span> </text:p>
      <text:p text:style-name="text-body">The <text:span text:style-name="_2a__20_RA-Software_20_Name">rubygen-foreman_api</text:span> package must be installed to apply the changes in the <text:span text:style-name="_2a__20_RA-File">dell-pilot.yaml.erb</text:span> file.</text:p>
      <text:p text:style-name="_2a__20_RA-Code"># yum install -y rubygem-foreman_api</text:p>
      <text:p text:style-name="text-body"/>
      <text:p text:style-name="text-body">Change to the <text:span text:style-name="_2a__20_RA-File">/usr/share/openstack-foreman-installer</text:span> directory and execute the <text:span text:style-name="_2a__20_RA-Software_20_Name">bin/quickstack_defaults.rb</text:span> command as shown below.</text:p>
      <text:p text:style-name="_2a__20_RA-Code"># cd /usr/share/openstack-foreman-installer<text:line-break/><text:line-break/># bin/quickstack_defaults.rb -g config/hostgroups.yaml -d ~/dell-pilot.yaml.erb -v parameters</text:p>
      <text:p text:style-name="text-body"/>
      <text:p text:style-name="text-body">The <text:span text:style-name="_2a__20_RA-UI_20_Element">network_overrides</text:span> parameter cannot easily be set using the <text:span text:style-name="_2a__20_RA-File">dell-pilot.yaml.erb</text:span> file. It is set using the <text:span text:style-name="_2a__20_RA-Software_20_Name">hammer sc-param update</text:span> command.</text:p>
      <text:p text:style-name="text-body">First, the parameter ID must be determined, then the settings applied. Replace <text:span text:style-name="_2a__20_RA-Variable_20_Data">VLAN</text:span> with the starting VLAN number to be used in the environment. Make sure the <text:span text:style-name="T3">syntax</text:span> of the line does not change.</text:p>
      <text:p text:style-name="_2a__20_RA-Code"># ParamId=$( hammer sc-param <text:s/>list --per-page 1000 --search network_overrides \<text:line-break/> <text:s/>| awk '/network_overrides/ {print $1}')<text:line-break/><text:line-break/># hammer sc-param update --id ${ParamId} \<text:line-break/> <text:s/>--default-value "{'vlan_start': VLAN, 'force_dhcp_release': 'false'}" --override yes</text:p>
      <text:p text:style-name="text-body"/>
      <text:p text:style-name="text-body"/>
      <text:p text:style-name="P5">Neutron is not needed for this environment. Disabling Neutron should be done using the Foreman user interface.</text:p>
      <text:list xml:id="list853715526736844433" text:style-name="L1">
        <text:list-item>
          <text:p text:style-name="P6">Log into the Foreman UI. </text:p>
        </text:list-item>
        <text:list-item>
          <text:p text:style-name="P6">Select the <text:span text:style-name="_2a__20_RA-UI_20_Element">Configure</text:span> drop down on the top of the window. </text:p>
        </text:list-item>
        <text:list-item>
          <text:p text:style-name="P6">Select <text:span text:style-name="_2a__20_RA-UI_20_Element">Hostgroups</text:span>. </text:p>
        </text:list-item>
        <text:list-item>
          <text:p text:style-name="P6">Select the <text:span text:style-name="_2a__20_RA-UI_20_Element">HA All In One Controller</text:span>. </text:p>
        </text:list-item>
        <text:list-item>
          <text:p text:style-name="P6">Select the <text:span text:style-name="_2a__20_RA-UI_20_Element">Parameters</text:span> tab. Locate the <text:span text:style-name="_2a__20_RA-UI_20_Element">quickstack::pacemaker::neutron::enabled</text:span> parameter and select the <text:span text:style-name="_2a__20_RA-UI_20_Element">override</text:span> button to the right of them. </text:p>
        </text:list-item>
        <text:list-item>
          <text:p text:style-name="P6">Scroll down to the bottom of the window and enter <text:span text:style-name="_2a__20_RA-Variable_20_Data">false</text:span> as the value for the overridden parameter. </text:p>
        </text:list-item>
        <text:list-item>
          <text:p text:style-name="P6">Select the <text:span text:style-name="_2a__20_RA-UI_20_Element">Submit</text:span> button. </text:p>
        </text:list-item>
      </text:list>
      <text:h text:style-name="P9" text:outline-level="1"/>
      <text:h text:style-name="P10" text:outline-level="1"><text:bookmark-start text:name="_ceph_configuration"/>Ceph Configuration<text:bookmark-end text:name="_ceph_configuration"/></text:h>
      <text:p text:style-name="text-body">Edit the <text:span text:style-name="_2a__20_RA-File">/usr/share/openstack-foreman-installer/puppet/modules/quickstack/manifests/ceph/config.pp</text:span> file and comment out the file <text:span text:style-name="_2a__20_RA-Variable_20_Data">{ "etc-ceph"</text:span> section. This prevents Foreman and Puppet from over-writing the ceph configuration on the controller nodes.</text:p>
      <text:p text:style-name="text-body">This can be easily done using the following command:</text:p>
      <text:p text:style-name="_2a__20_RA-Code"># cp -v /usr/share/openstack-foreman-installer/puppet/modules/quickstack/manifests/ceph/config.pp{,.bak}<text:line-break/><text:line-break/># sed -i '/file { "etc-ceph":/,${s/^/#/;};$s/^#//' \<text:line-break/> <text:s/>/usr/share/openstack-foreman-installer/puppet/modules/quickstack/manifests/ceph/config.pp</text:p>
      <text:p text:style-name="text-body"/>
      <text:p text:style-name="P13">To ensure ceph installs packages from its repository, comment out the priority line in the ceph repository..</text:p>
      <text:p text:style-name="_2a__20_RA-Code"># sed -i 's/^\(priority.*\)/# \1/' /etc/yum.repos.d/ceph.repo</text:p>
      <text:h text:style-name="P9" text:outline-level="1"/>
      <text:h text:style-name="P10" text:outline-level="1"><text:bookmark-start text:name="_configure_nodes"/>Configure Nodes<text:bookmark-end text:name="_configure_nodes"/></text:h>
      <text:p text:style-name="text-body">After the nodes are installed, the must have a hostgroup assigned to them.</text:p>
      <text:p text:style-name="text-body">The IDs of the hostgroups must be determined. Execute the <text:span text:style-name="_2a__20_RA-Software_20_Name">hammer hostgroup list</text:span> command. Take note of the IDs for the HA All In One Controller and Compute (Nova Network) hostgroups.</text:p>
      <text:p text:style-name="_2a__20_RA-Code"># hammer hostgroup list</text:p>
      <text:p text:style-name="Text_20_body"/>
      <text:h text:style-name="sect2" text:outline-level="2"><text:bookmark-start text:name="_add_controller_hostgroup"/>Add Controller hostgroup<text:bookmark-end text:name="_add_controller_hostgroup"/></text:h>
      <text:p text:style-name="text-body">Apply the HA All In One Controller hostgroup to the controller node using the <text:span text:style-name="_2a__20_RA-Software_20_Name">hammer host update</text:span> command.</text:p>
      <text:p text:style-name="_2a__20_RA-Code"># hammer host update --hostgroup-id HOSTGROUP_ID --id HOST_ID</text:p>
      <text:p text:style-name="Text_20_body"/>
      <text:h text:style-name="sect2" text:outline-level="2"><text:bookmark-start text:name="_configure_parameters_specific_to_the_controller_node"/>Configure parameters specific to the controller node<text:bookmark-end text:name="_configure_parameters_specific_to_the_controller_node"/></text:h>
      <text:p text:style-name="text-body">A few items should be set using the Foreman user interface. These a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quickstack::pacemaker::common</text:p>
          </table:table-cell>
          <table:table-cell table:style-name="Table1.A1" office:value-type="string">
            <text:list xml:id="list8752109745693072954" text:style-name="L2">
              <text:list-header>
                <text:p text:style-name="P8">fence_ipmilan_address </text:p>
              </text:list-header>
            </text:list>
          </table:table-cell>
        </table:table-row>
        <table:table-row>
          <table:table-cell table:style-name="Table1.A1" office:value-type="string">
            <text:p text:style-name="P4">quickstack::pacemaker::common</text:p>
          </table:table-cell>
          <table:table-cell table:style-name="Table1.A1" office:value-type="string">
            <text:list xml:id="list94949146568877" text:continue-numbering="true" text:style-name="L2">
              <text:list-header>
                <text:p text:style-name="P8">fence_ipmilan_username </text:p>
              </text:list-header>
            </text:list>
          </table:table-cell>
        </table:table-row>
        <table:table-row>
          <table:table-cell table:style-name="Table1.A1" office:value-type="string">
            <text:p text:style-name="P4">quickstack::pacemaker::common</text:p>
          </table:table-cell>
          <table:table-cell table:style-name="Table1.A1" office:value-type="string">
            <text:list xml:id="list94948785861207" text:continue-numbering="true" text:style-name="L2">
              <text:list-header>
                <text:p text:style-name="P8">fence_ipmilan_password </text:p>
              </text:list-header>
            </text:list>
          </table:table-cell>
        </table:table-row>
        <table:table-row>
          <table:table-cell table:style-name="Table1.A1" office:value-type="string">
            <text:p text:style-name="P4">quickstack::pacemaker::params::private_ip</text:p>
          </table:table-cell>
          <table:table-cell table:style-name="Table1.A1" office:value-type="string">
            <text:list xml:id="list94949897568645" text:continue-numbering="true" text:style-name="L2">
              <text:list-header>
                <text:p text:style-name="P8">IP address of the controllers nic on the Private API network. </text:p>
              </text:list-header>
            </text:list>
          </table:table-cell>
        </table:table-row>
      </table:table>
      <text:p text:style-name="text-body"/>
      <text:p text:style-name="text-body">Set the<text:span text:style-name="_2a__20_RA-UI_20_Element"> fence_ipmilan_*</text:span> parameters to the IP address and authentication credentials for the nodes DRAC.</text:p>
      <text:list xml:id="list7445237817893152984" text:style-name="L3">
        <text:list-item>
          <text:p text:style-name="P7">Log into the Foreman UI. </text:p>
        </text:list-item>
        <text:list-item>
          <text:p text:style-name="P7">Select the <text:span text:style-name="_2a__20_RA-UI_20_Element">Hosts</text:span> drop down on the top of the window. </text:p>
        </text:list-item>
        <text:list-item>
          <text:p text:style-name="P7">Select <text:span text:style-name="_2a__20_RA-UI_20_Element">All Hosts</text:span>. </text:p>
        </text:list-item>
        <text:list-item>
          <text:p text:style-name="P7">Select the first controller. Select <text:span text:style-name="_2a__20_RA-UI_20_Element">Edit</text:span> on the next screen. </text:p>
        </text:list-item>
        <text:list-item>
          <text:p text:style-name="P7">Select the <text:span text:style-name="_2a__20_RA-UI_20_Element">Parameters</text:span> tab. Locate each of the parameters that need changed and select the <text:span text:style-name="_2a__20_RA-UI_20_Element">override</text:span> button to the right of them. </text:p>
        </text:list-item>
        <text:list-item>
          <text:p text:style-name="P7">Scroll down to the bottom of the window and enter the appropriate value for each of the overridden parameters. </text:p>
        </text:list-item>
        <text:list-item>
          <text:p text:style-name="P7">Select the <text:span text:style-name="_2a__20_RA-UI_20_Element">Submit</text:span> button. </text:p>
        </text:list-item>
      </text:list>
      <text:p text:style-name="text-body">Repeat the above steps for each of the controller nodes.</text:p>
      <text:p text:style-name="text-body"><text:soft-page-break/>Once the hostgroup is applied to all the controllers, log into each of the controller nodes and execute the following command to pull the hostgroup configuration.</text:p>
      <text:p text:style-name="text-body">This command must be executed on each controller within minutes of each other.</text:p>
      <text:p text:style-name="_2a__20_RA-Code"># puppet agent -t -dv |&amp; tee /root/puppet.out</text:p>
      <text:p text:style-name="text-body"/>
      <text:p text:style-name="text-body">This command pipes a copy of the output to the<text:span text:style-name="_2a__20_RA-File"> /root/puppet.out</text:span> file for later review. Watch the output or review the <text:span text:style-name="_2a__20_RA-File">/root/puppet.out </text:span>file for errors.</text:p>
      <text:h text:style-name="sect3" text:outline-level="3"><text:bookmark-start text:name="_enable_services"/>Enable Services<text:bookmark-end text:name="_enable_services"/></text:h>
      <text:p text:style-name="text-body">Execute the <text:span text:style-name="_2a__20_RA-Software_20_Name">pcs status</text:span> command on each node. The end of the output contains a <text:span text:style-name="_2a__20_RA-UI_20_Element">Daemon Status</text:span> section.</text:p>
      <text:p text:style-name="text-body">Ensure all the daemons listed have an <text:span text:style-name="_2a__20_RA-Variable_20_Data">active/enabled</text:span> status. This ensure the daemons will start upon a reboot of the node.</text:p>
      <text:p text:style-name="text-body">If the status is <text:span text:style-name="_2a__20_RA-Variable_20_Data">active/disabled</text:span>, execute the <text:span text:style-name="_2a__20_RA-Software_20_Name">systemctl enable DAEMON_NAME</text:span> command to enable it.</text:p>
      <text:p text:style-name="_2a__20_RA-Code"># pcs status<text:line-break/><text:line-break/>[OUTPUT ABBREVIATED]<text:line-break/><text:line-break/>Daemon Status:<text:line-break/> <text:s/>corosync: active/enabled<text:line-break/> <text:s/>pacemaker: active/disabled<text:line-break/> <text:s/>pcsd: active/enabled<text:line-break/><text:line-break/><text:line-break/># systemctl enable pacemaker<text:line-break/>ln -s '/usr/lib/systemd/system/pacemaker.service' '/etc/systemd/system/multi-user.target.wants/pacemaker.service'<text:line-break/><text:line-break/># pcs status<text:line-break/><text:line-break/>[OUTPUT ABBREVIATED]<text:line-break/><text:line-break/>Daemon Status:<text:line-break/> <text:s/>corosync: active/enabled<text:line-break/> <text:s/>pacemaker: active/enabled<text:line-break/> <text:s/>pcsd: active/enabled</text:p>
      <text:p text:style-name="Text_20_body"/>
      <text:h text:style-name="P11" text:outline-level="2"/>
      <text:h text:style-name="P12" text:outline-level="2"><text:bookmark-start text:name="_add_compute_hostgroup"/>Add Compute hostgroup<text:bookmark-end text:name="_add_compute_hostgroup"/></text:h>
      <text:p text:style-name="text-body">Add the hostgroups to the compute node hosts one at a time. Make sure to run <text:span text:style-name="_2a__20_RA-Software_20_Name">puppet agent -t -dv |&amp; tee /root/puppet.out</text:span> between each.</text:p>
      <text:p text:style-name="text-body">Do not add the next host in the list until the previous one is completely finished. Failure to do so can lead to a race condition that prevents proper installation and <text:span text:style-name="T3">configuration</text:span> of the compute nodes.</text:p>
      <text:p text:style-name="_2a__20_RA-Code"># hammer host update --hostgroup-id HOSTGROUP_ID --id HOST_ID</text:p>
      <text:p text:style-name="text-body"/>
      <text:p text:style-name="text-body">Wait for each compute node to finish its configuration before starting the next one.</text:p>
      <text:h text:style-name="sect1" text:outline-level="1"><text:bookmark-start text:name="_excluding_ips_for_nova_use"/>Excluding IPs for Nova Use<text:bookmark-end text:name="_excluding_ips_for_nova_use"/></text:h>
      <text:p text:style-name="text-body">IPs can be excluded for Nova use.</text:p>
      <text:p text:style-name="text-body">The <text:span text:style-name="_2a__20_RA-Software_20_Name">nova fixed-ip-reserve</text:span> command prevents a fixed ip from being used.</text:p>
      <text:p text:style-name="_2a__20_RA-Code"><text:span text:style-name="T4"># </text:span>nova fixed-ip-reserve FIXED_IP</text:p>
      <text:p text:style-name="text-body"/>
      <text:p text:style-name="text-body">The <text:span text:style-name="_2a__20_RA-Software_20_Name">nova-manage floating delete</text:span> command prevents a floating ip from being used.</text:p>
      <text:p text:style-name="_2a__20_RA-Code"><text:span text:style-name="T4"># </text:span>nova-manage floating delete FLOAT_IP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DejaVu Sans Mono1" svg:font-family="'DejaVu Sans Mono'"/>
    <style:font-face style:name="Liberation Sans" svg:font-family="'Liberation Sans'"/>
    <style:font-face style:name="Lohit Devanagari1" svg:font-family="'Lohit Devanagari'"/>
    <style:font-face style:name="Nimbus Sans L" svg:font-family="'Nimbus Sans L', 'Liberation Sans'"/>
    <style:font-face style:name="OpenSymbol" svg:font-family="OpenSymbol"/>
    <style:font-face style:name="DejaVu Sans Mono" svg:font-family="'DejaVu Sans Mono'" style:font-pitch="fixed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 Italic" style:font-family-generic="modern" style:font-pitch="fixed"/>
    <style:font-face style:name="Lohit Devanagari2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min-height="0.1965in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.0193in" fo:margin-bottom="0.0902in" style:contextual-spacing="false" fo:text-align="start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ver-text" style:family="paragraph">
      <style:text-properties fo:font-size="14pt"/>
    </style:style>
    <style:style style:name="cover-bottom" style:family="paragraph">
      <style:paragraph-properties fo:margin-top="0.0984in" fo:margin-bottom="0.0835in" style:contextual-spacing="false"/>
      <style:text-properties fo:font-size="11pt"/>
    </style:style>
    <style:style style:name="sect-default" style:family="paragraph" style:class="text">
      <style:paragraph-properties fo:margin-top="0.0709in" fo:margin-bottom="0.0193in" style:contextual-spacing="false" fo:keep-with-next="always"/>
      <style:text-properties fo:color="#527bbd" style:font-name="Arial" fo:font-family="Arial" style:font-family-generic="swiss" style:font-pitch="variable" fo:font-weight="bold"/>
    </style:style>
    <style:style style:name="sect0" style:family="paragraph" style:parent-style-name="sect-default" style:master-page-name="">
      <style:paragraph-properties fo:margin-top="0.0783in" fo:margin-bottom="0.0902in" style:contextual-spacing="false" style:page-number="auto" fo:padding="0in" fo:border-left="none" fo:border-right="none" fo:border-top="none" fo:border-bottom="0.99pt solid #c0c0c0"/>
      <style:text-properties fo:font-size="200%"/>
    </style:style>
    <style:style style:name="sect1" style:family="paragraph" style:parent-style-name="sect-default" style:default-outline-level="1" style:master-page-name="">
      <style:paragraph-properties style:page-number="auto" fo:padding-left="0in" fo:padding-right="0in" fo:padding-top="0.0709in" fo:padding-bottom="0in" fo:border-left="none" fo:border-right="none" fo:border-top="none" fo:border-bottom="0.99pt solid #c0c0c0" text:number-lines="true" text:line-number="1"/>
      <style:text-properties fo:font-size="150%"/>
    </style:style>
    <style:style style:name="sect-appendix" style:family="paragraph" style:parent-style-name="sect1" style:default-outline-level="1" style:list-style-name=""/>
    <style:style style:name="sect2" style:family="paragraph" style:parent-style-name="sect-default" style:default-outline-level="2" style:master-page-name="">
      <style:paragraph-properties style:page-number="auto" text:number-lines="true" text:line-number="2"/>
      <style:text-properties fo:font-size="117%" style:text-underline-style="solid" style:text-underline-width="auto" style:text-underline-color="#c0c0c0"/>
    </style:style>
    <style:style style:name="sect3" style:family="paragraph" style:parent-style-name="sect-default" style:default-outline-level="3" style:master-page-name="">
      <style:paragraph-properties style:page-number="auto" text:number-lines="true" text:line-number="3"/>
    </style:style>
    <style:style style:name="sect4" style:family="paragraph" style:parent-style-name="sect-default" style:default-outline-level="4" style:master-page-name="">
      <style:paragraph-properties style:page-number="auto" text:number-lines="true" text:line-number="4"/>
    </style:style>
    <style:style style:name="title" style:family="paragraph" style:class="text">
      <style:paragraph-properties fo:margin-top="0.0709in" fo:margin-bottom="0.0118in" style:contextual-spacing="false" fo:keep-with-next="always"/>
      <style:text-properties fo:color="#527bbd" style:font-name="Arial" fo:font-family="Arial" style:font-family-generic="swiss" style:font-pitch="variable" fo:font-weight="bold"/>
    </style:style>
    <style:style style:name="caption" style:family="paragraph" style:class="text">
      <style:paragraph-properties fo:margin-top="0in" fo:margin-bottom="0.028in" style:contextual-spacing="false" fo:keep-with-next="always"/>
      <style:text-properties fo:font-weight="bold"/>
    </style:style>
    <style:style style:name="columnbreak" style:family="paragraph">
      <style:paragraph-properties fo:line-height="0in" fo:break-after="column"/>
    </style:style>
    <style:style style:name="asciidoc-pagebreak" style:family="paragraph">
      <style:paragraph-properties fo:line-height="0in" fo:break-after="page"/>
    </style:style>
    <style:style style:name="paragraph" style:family="paragraph">
      <style:paragraph-properties fo:margin-top="0.0598in" fo:margin-bottom="0.0902in" style:contextual-spacing="false"/>
    </style:style>
    <style:style style:name="empty" style:family="paragraph">
      <style:paragraph-properties fo:margin-left="0in" fo:margin-right="0in" fo:margin-top="0in" fo:margin-bottom="0in" style:contextual-spacing="false" fo:line-height="0in" fo:text-indent="0in" style:auto-text-indent="false" fo:padding="0in" fo:border="none"/>
    </style:style>
    <style:style style:name="annotationblock" style:family="paragraph">
      <style:paragraph-properties fo:margin-left="0in" fo:margin-right="0in" fo:margin-top="0in" fo:margin-bottom="0in" style:contextual-spacing="false" fo:line-height="0in" fo:text-indent="0in" style:auto-text-indent="false" fo:padding="0in" fo:border="none"/>
    </style:style>
    <style:style style:name="comment" style:family="paragraph">
      <style:text-properties fo:background-color="#ffff00"/>
    </style:style>
    <style:style style:name="index" style:family="paragraph" style:class="index">
      <style:paragraph-properties text:number-lines="false" text:line-number="0"/>
    </style:style>
    <style:style style:name="sect-toc" style:family="paragraph" style:parent-style-name="sect1" style:default-outline-level="" style:list-style-name="" style:class="text"/>
    <style:style style:name="toc-level-1" style:family="paragraph" style:parent-style-name="index" style:class="index">
      <style:paragraph-properties fo:margin-left="0in" fo:margin-right="0in" fo:margin-top="0.0835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color="#0065ff" fo:font-size="11pt"/>
    </style:style>
    <style:style style:name="toc-level-2" style:family="paragraph" style:parent-style-name="index" style:class="index">
      <style:paragraph-properties fo:margin-left="0.1965in" fo:margin-right="0in" fo:margin-top="0.0071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admonitionicon" style:family="paragraph">
      <style:paragraph-properties fo:break-after="column"/>
    </style:style>
    <style:style style:name="admonitionname" style:family="paragraph">
      <style:paragraph-properties fo:text-align="center" style:justify-single-word="false" fo:break-after="column"/>
      <style:text-properties style:font-name="Arial" fo:font-family="Arial" style:font-family-generic="swiss" style:font-pitch="variable" fo:font-size="10pt" fo:font-weight="bold" style:text-rotation-angle="270" style:text-rotation-scale="line-height"/>
    </style:style>
    <style:style style:name="admonitiontext" style:family="paragraph">
      <style:text-properties fo:color="#606060"/>
    </style:style>
    <style:style style:name="sidebarblock" style:family="paragraph">
      <style:paragraph-properties fo:line-height="0in"/>
    </style:style>
    <style:style style:name="list-item" style:family="paragraph">
      <style:paragraph-properties fo:margin-top="0.0398in" fo:margin-bottom="0.0398in" style:contextual-spacing="false"/>
    </style:style>
    <style:style style:name="asciidoc-hr" style:family="paragraph" style:next-style-name="text-body" style:class="html">
      <style:paragraph-properties fo:line-height="0in" fo:padding="0in" fo:border-left="none" fo:border-right="none" fo:border-top="none" fo:border-bottom="0.99pt solid #c0c0c0"/>
    </style:style>
    <style:style style:name="listingblock" style:family="paragraph">
      <style:paragraph-properties fo:keep-together="auto" fo:background-color="#f8f8f8" fo:padding-left="0.0783in" fo:padding-right="0.0783in" fo:padding-top="0.1181in" fo:padding-bottom="0.1181in" fo:border-left="4.25pt solid #f0f0f0" fo:border-right="0.31pt solid #dddddd" fo:border-top="0.31pt solid #dddddd" fo:border-bottom="0.31pt solid #dddddd" style:shadow="none" style:line-break="normal">
        <style:background-image/>
      </style:paragraph-properties>
      <style:text-properties fo:color="#000080" style:font-name="DejaVu Sans Mono" fo:font-family="'DejaVu Sans Mono'" style:font-pitch="fixed" fo:font-size="10pt"/>
    </style:style>
    <style:style style:name="literalblock" style:family="paragraph">
      <style:paragraph-properties fo:padding-left="0in" fo:padding-right="0in" fo:padding-top="0.0783in" fo:padding-bottom="0.0783in" fo:border-left="0.06pt solid #000000" fo:border-right="none" fo:border-top="none" fo:border-bottom="none"/>
      <style:text-properties fo:color="#000080" style:font-name="DejaVu Sans Mono" fo:font-family="'DejaVu Sans Mono'" style:font-pitch="fixed" fo:font-size="10pt"/>
    </style:style>
    <style:style style:name="exampleblock" style:family="paragraph">
      <style:paragraph-properties fo:line-height="0in"/>
    </style:style>
    <style:style style:name="openblock" style:family="paragraph"/>
    <style:style style:name="quoteblock" style:family="paragraph">
      <style:paragraph-properties fo:margin-left="0.472in" fo:margin-right="0in" fo:margin-top="0in" fo:margin-bottom="0.1181in" style:contextual-spacing="false" fo:text-indent="0in" style:auto-text-indent="false" fo:background-color="#f8f8f8" fo:padding-left="0.0591in" fo:padding-right="0.0193in" fo:padding-top="0.0193in" fo:padding-bottom="0.0193in" fo:border-left="5.64pt solid #f0f0f0" fo:border-right="1.16pt solid #dddddd" fo:border-top="1.16pt solid #dddddd" fo:border-bottom="1.16pt solid #dddddd" style:shadow="none">
        <style:background-image/>
      </style:paragraph-properties>
      <style:text-properties fo:color="#000080" style:font-name="DejaVu Sans Mono" fo:font-family="'DejaVu Sans Mono'" style:font-pitch="fixed" fo:font-size="10pt"/>
    </style:style>
    <style:style style:name="preamble" style:family="paragraph">
      <style:text-properties fo:font-style="italic"/>
    </style:style>
    <style:style style:name="text-body" style:family="paragraph" style:class="text">
      <style:paragraph-properties fo:margin-top="0in" fo:margin-bottom="0.0835in" style:contextual-spacing="false"/>
    </style:style>
    <style:style style:name="footer" style:family="paragraph" style:class="extra">
      <style:paragraph-properties fo:padding="0in" fo:border-left="none" fo:border-right="none" fo:border-top="0.06pt solid #000000" fo:border-bottom="none" style:shadow="none" text:number-lines="false" text:line-number="0">
        <style:tab-stops>
          <style:tab-stop style:position="0in" style:type="right"/>
          <style:tab-stop style:position="6.8in" style:type="right"/>
        </style:tab-stops>
      </style:paragraph-properties>
    </style:style>
    <style:style style:name="table-of-contents" style:family="paragraph" style:class="extra" style:master-page-name="">
      <style:paragraph-properties style:page-number="auto" style:shadow="none" text:number-lines="false" text:line-number="0">
        <style:tab-stops/>
      </style:paragraph-properties>
    </style:style>
    <style:style style:name="Footer" style:family="paragraph" style:parent-style-name="Standard" style:class="extra">
      <style:paragraph-properties style:border-line-width-top="0.0008in 0.0346in 0.0138in" fo:padding="0in" fo:border-left="none" fo:border-right="none" fo:border-top="3.54pt double #cc0000" fo:border-bottom="none" style:shadow="none" text:number-lines="false" text:line-number="0">
        <style:tab-stops>
          <style:tab-stop style:position="3.5in" style:type="center"/>
          <style:tab-stop style:position="6.9252in" style:type="right"/>
        </style:tab-stops>
      </style:paragraph-properties>
    </style:style>
    <style:style style:name="Heading" style:family="paragraph" style:parent-style-name="Text_20_body" style:next-style-name="Text_20_body" style:class="text">
      <style:paragraph-properties fo:margin-top="0.1665in" fo:margin-bottom="0.0835in" style:contextual-spacing="false" style:shadow="none" fo:keep-with-next="always">
        <style:tab-stops>
          <style:tab-stop style:position="6in" style:type="right"/>
        </style:tab-stops>
      </style:paragraph-properties>
      <style:text-properties style:font-name="Nimbus Sans L" fo:font-family="'Nimbus Sans L', 'Liberation Sans'" fo:font-size="14pt" style:font-name-asian="WenQuanYi Zen Hei" style:font-family-asian="'WenQuanYi Zen Hei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Liberation Sans" fo:font-family="'Liberation Sans'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DejaVu Sans Mono1" fo:font-family="'DejaVu Sans Mono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name-complex="Lohit Devanagari1" style:font-family-complex="'Lohit Devanagari'"/>
    </style:style>
    <style:style style:name="_2a__20_RA-Title" style:display-name="* RA-Title" style:family="paragraph" style:parent-style-name="Standard">
      <style:paragraph-properties fo:line-height="150%"/>
      <style:text-properties fo:font-size="32pt" fo:font-weight="bold" style:font-weight-asian="normal"/>
    </style:style>
    <style:style style:name="_2a__20_RA-SubTitle" style:display-name="* RA-SubTitle" style:family="paragraph" style:parent-style-name="Standard">
      <style:paragraph-properties fo:line-height="100%"/>
      <style:text-properties fo:font-size="20pt" fo:font-weight="bold" style:font-size-asian="20pt" style:font-weight-asian="normal" style:font-size-complex="20pt" style:font-weight-complex="bold"/>
    </style:style>
    <style:style style:name="_2a__20_RA-Author" style:display-name="* RA-Author" style:family="paragraph" style:parent-style-name="Standard">
      <style:paragraph-properties fo:line-height="150%"/>
      <style:text-properties fo:font-size="10pt" fo:font-weight="bold" style:font-size-asian="10pt" style:font-weight-asian="bold" style:font-size-complex="10pt" style:font-weight-complex="bold"/>
    </style:style>
    <style:style style:name="_2a__20_RA-Document_20_Version" style:display-name="* RA-Document Version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_2a__20_RA-Release_20_Date" style:display-name="* RA-Release Date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6.929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line-height="150%" fo:text-align="center" style:justify-single-word="false" style:shadow="none"/>
      <style:text-properties fo:font-style="oblique" fo:font-weight="bold" style:font-weight-asian="normal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in" fo:margin-right="0in" fo:margin-top="0.1701in" fo:margin-bottom="0.0402in" style:contextual-spacing="false" fo:text-indent="0in" style:auto-text-indent="false" style:page-number="auto">
        <style:tab-stops>
          <style:tab-stop style:position="6in" style:type="right"/>
        </style:tab-stops>
      </style:paragraph-properties>
      <style:text-properties fo:font-size="24pt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Text_20_body" style:next-style-name="Text_20_body" style:class="text">
      <style:paragraph-properties fo:margin-left="0in" fo:margin-right="0in" fo:margin-top="0.1701in" fo:margin-bottom="0.0402in" style:contextual-spacing="false" fo:text-indent="0in" style:auto-text-indent="false"/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left="0in" fo:margin-right="0in" fo:margin-top="0.1701in" fo:margin-bottom="0.0402in" style:contextual-spacing="false" fo:text-indent="0in" style:auto-text-indent="false" style:page-number="auto">
        <style:tab-stops>
          <style:tab-stop style:position="6in" style:type="right"/>
        </style:tab-stops>
      </style:paragraph-properties>
      <style:text-properties fo:font-size="16pt" fo:font-weight="bold" style:font-size-asian="14pt" style:font-weight-asian="normal" style:font-size-complex="14pt" style:font-weight-complex="bold"/>
    </style:style>
    <style:style style:name="Illustration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tyle="oblique" fo:font-weight="bold" style:font-weight-asian="normal"/>
    </style:style>
    <style:style style:name="Heading_20_4" style:display-name="Heading 4" style:family="paragraph" style:parent-style-name="Text_20_body" style:next-style-name="Text_20_body" style:class="text">
      <style:paragraph-properties fo:margin-left="0in" fo:margin-right="0in" fo:margin-top="0.1701in" fo:margin-bottom="0.0402in" style:contextual-spacing="false" fo:text-indent="0in" style:auto-text-indent="false">
        <style:tab-stops/>
      </style:paragraph-properties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ext_20_body" style:next-style-name="Text_20_body" style:default-outline-level="5" style:class="text">
      <style:paragraph-properties fo:margin-left="0in" fo:margin-right="0in" fo:margin-top="0.1701in" fo:margin-bottom="0.0402in" style:contextual-spacing="false" fo:text-indent="0in" style:auto-text-indent="false"/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Text_20_body" style:next-style-name="Text_20_body" style:default-outline-level="6" style:class="text" style:master-page-name="">
      <style:paragraph-properties fo:margin-left="0in" fo:margin-right="0in" fo:margin-top="0.1701in" fo:margin-bottom="0.0402in" style:contextual-spacing="false" fo:text-align="start" style:justify-single-word="false" fo:text-indent="0in" style:auto-text-indent="false" style:page-number="auto" fo:background-color="transparent">
        <style:tab-stops/>
        <style:background-image/>
      </style:paragraph-properties>
      <style:text-properties fo:font-size="24pt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>
      <style:text-properties fo:font-size="18pt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>
      <style:text-properties fo:font-size="16pt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>
      <style:text-properties fo:font-size="14pt" fo:font-weight="bold" style:font-size-asian="75%" style:font-weight-asian="normal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>
      <style:paragraph-properties>
        <style:tab-stops/>
      </style:paragraph-properties>
      <style:text-properties fo:font-size="75%" fo:font-weight="bold" style:font-size-asian="75%" style:font-weight-asian="normal" style:font-size-complex="75%" style:font-weight-complex="bold"/>
    </style:style>
    <style:style style:name="_2a__20_RA-Copyright_20_Page_20_Body" style:display-name="* RA-Copyright Page Body" style:family="paragraph" style:parent-style-name="Text_20_body">
      <style:text-properties style:font-name="Liberation Sans1" fo:font-family="'Liberation Sans'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_2a__20_RA-Code" style:display-name="* RA-Code" style:family="paragraph" style:parent-style-name="Standard">
      <style:paragraph-properties fo:margin-left="0.1in" fo:margin-right="0.1in" fo:margin-top="0in" fo:margin-bottom="0in" style:contextual-spacing="false" fo:text-indent="0in" style:auto-text-indent="false" fo:background-color="#ffffcc">
        <style:tab-stops/>
        <style:background-image/>
      </style:paragraph-properties>
      <style:text-properties style:font-name="Liberation Mono" fo:font-family="'Liberation Mono'" style:font-family-generic="modern" style:font-pitch="fixed" fo:font-size="10.5pt" style:font-size-asian="10.5pt" style:font-size-complex="10.5pt"/>
    </style:style>
    <style:style style:name="_2a__20_RA-Content" style:display-name="* RA-Content" style:family="paragraph" style:parent-style-name="Standard">
      <style:paragraph-properties fo:margin-left="0.1in" fo:margin-right="0.1in" fo:margin-top="0in" fo:margin-bottom="0in" style:contextual-spacing="false" fo:text-indent="0in" style:auto-text-indent="false" fo:background-color="#ccffff">
        <style:background-image/>
      </style:paragraph-properties>
      <style:text-properties style:font-name="Liberation Mono" fo:font-family="'Liberation Mono'" style:font-family-generic="modern" style:font-pitch="fixed" fo:font-size="10.5pt" style:font-size-asian="10.5pt" style:font-size-complex="10.5pt"/>
    </style:style>
    <style:style style:name="Endnote" style:family="paragraph" style:parent-style-name="Standard" style:class="extra" style:master-page-name="">
      <style:paragraph-properties fo:margin-left="0.1965in" fo:margin-right="0in" fo:margin-top="0in" fo:margin-bottom="0.0799in" style:contextual-spacing="false" fo:line-height="100%" fo:text-indent="-0.1965in" style:auto-text-indent="false" style:page-number="auto" fo:background-color="transparent" text:number-lines="false" text:line-number="0">
        <style:tab-stops/>
        <style:background-image/>
      </style:paragraph-properties>
      <style:text-properties fo:font-size="12pt" style:font-size-asian="10pt" style:font-weight-asian="normal" style:font-size-complex="10pt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>
      <style:paragraph-properties fo:line-height="150%" fo:text-align="center" style:justify-single-word="false"/>
      <style:text-properties fo:font-style="normal" fo:font-weight="bold" style:font-weight-asian="normal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align="center" style:justify-single-word="false" fo:text-indent="0in" style:auto-text-indent="false" text:number-lines="false" text:line-number="0"/>
      <style:text-properties fo:font-size="18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>
      <style:paragraph-properties fo:margin-top="0.1in" fo:margin-bottom="0.1in" style:contextual-spacing="false">
        <style:tab-stops>
          <style:tab-stop style:position="6.8in" style:type="right" style:leader-style="dotted" style:leader-text="."/>
        </style:tab-stops>
      </style:paragraph-properties>
      <style:text-properties fo:font-size="14pt" style:font-weight-asian="normal"/>
    </style:style>
    <style:style style:name="Contents_20_2" style:display-name="Contents 2" style:family="paragraph" style:parent-style-name="Index" style:class="index">
      <style:paragraph-properties fo:margin-left="0.1201in" fo:margin-right="0in" fo:margin-top="0in" fo:margin-bottom="0.0799in" style:contextual-spacing="false" fo:text-indent="0in" style:auto-text-indent="false">
        <style:tab-stops>
          <style:tab-stop style:position="6.6in" style:type="right" style:leader-style="dotted" style:leader-text="."/>
        </style:tab-stops>
      </style:paragraph-properties>
      <style:text-properties style:font-weight-asian="normal"/>
    </style:style>
    <style:style style:name="Contents_20_6" style:display-name="Contents 6" style:family="paragraph" style:parent-style-name="Index" style:class="index">
      <style:paragraph-properties fo:margin-left="0in" fo:margin-right="0in" fo:margin-top="0.1in" fo:margin-bottom="0.1in" style:contextual-spacing="false" fo:text-indent="0in" style:auto-text-indent="false">
        <style:tab-stops>
          <style:tab-stop style:position="6.8in" style:type="right" style:leader-style="dotted" style:leader-text="."/>
        </style:tab-stops>
      </style:paragraph-properties>
      <style:text-properties fo:font-size="14pt" style:font-weight-asian="normal"/>
    </style:style>
    <style:style style:name="Contents_20_7" style:display-name="Contents 7" style:family="paragraph" style:parent-style-name="Index" style:class="index">
      <style:paragraph-properties fo:margin-left="0.1201in" fo:margin-right="0in" fo:margin-top="0in" fo:margin-bottom="0.0799in" style:contextual-spacing="false" fo:text-indent="0in" style:auto-text-indent="false">
        <style:tab-stops>
          <style:tab-stop style:position="6.6in" style:type="right" style:leader-style="dotted" style:leader-text="."/>
        </style:tab-stops>
      </style:paragraph-properties>
      <style:text-properties style:font-weight-asian="normal"/>
    </style:style>
    <style:style style:name="Contents_20_3" style:display-name="Contents 3" style:family="paragraph" style:parent-style-name="Index" style:class="index">
      <style:paragraph-properties fo:margin-left="0.2402in" fo:margin-right="0in" fo:margin-top="0in" fo:margin-bottom="0.0402in" style:contextual-spacing="false" fo:text-indent="0in" style:auto-text-indent="false">
        <style:tab-stops>
          <style:tab-stop style:position="6.4in" style:type="right" style:leader-style="dotted" style:leader-text="."/>
        </style:tab-stops>
      </style:paragraph-properties>
      <style:text-properties style:font-weight-asian="normal"/>
    </style:style>
    <style:style style:name="Contents_20_4" style:display-name="Contents 4" style:family="paragraph" style:parent-style-name="Index" style:class="index">
      <style:paragraph-properties fo:margin-left="0.3598in" fo:margin-right="0in" fo:margin-top="0in" fo:margin-bottom="0.0402in" style:contextual-spacing="false" fo:text-indent="0in" style:auto-text-indent="false">
        <style:tab-stops>
          <style:tab-stop style:position="6.2in" style:type="right" style:leader-style="dotted" style:leader-text="."/>
        </style:tab-stops>
      </style:paragraph-properties>
      <style:text-properties style:font-weight-asian="normal"/>
    </style:style>
    <style:style style:name="Contents_20_5" style:display-name="Contents 5" style:family="paragraph" style:parent-style-name="Index" style:class="index">
      <style:paragraph-properties fo:margin-left="0.4799in" fo:margin-right="0in" fo:margin-top="0in" fo:margin-bottom="0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style:font-weight-asian="normal"/>
    </style:style>
    <style:style style:name="Contents_20_8" style:display-name="Contents 8" style:family="paragraph" style:parent-style-name="Index" style:class="index">
      <style:paragraph-properties fo:margin-left="0.2402in" fo:margin-right="0in" fo:margin-top="0in" fo:margin-bottom="0.0402in" style:contextual-spacing="false" fo:text-indent="0in" style:auto-text-indent="false">
        <style:tab-stops>
          <style:tab-stop style:position="6.4in" style:type="right" style:leader-style="dotted" style:leader-text="."/>
        </style:tab-stops>
      </style:paragraph-properties>
      <style:text-properties style:font-weight-asian="normal"/>
    </style:style>
    <style:style style:name="Contents_20_9" style:display-name="Contents 9" style:family="paragraph" style:parent-style-name="Index" style:class="index">
      <style:paragraph-properties fo:margin-left="0.3598in" fo:margin-right="0in" fo:margin-top="0in" fo:margin-bottom="0.0402in" style:contextual-spacing="false" fo:text-indent="0in" style:auto-text-indent="false">
        <style:tab-stops>
          <style:tab-stop style:position="6.2in" style:type="right" style:leader-style="dotted" style:leader-text="."/>
        </style:tab-stops>
      </style:paragraph-properties>
      <style:text-properties style:font-weight-asian="normal"/>
    </style:style>
    <style:style style:name="Contents_20_10" style:display-name="Contents 10" style:family="paragraph" style:parent-style-name="Index" style:class="index">
      <style:paragraph-properties fo:margin-left="0.4799in" fo:margin-right="0in" fo:margin-top="0in" fo:margin-bottom="0.0402in" style:contextual-spacing="false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_2a__20_RA-Reference_20_Title" style:display-name="* RA-Reference Title" style:family="paragraph" style:next-style-name="_2a__20_RA-Reference_20_Body">
      <style:paragraph-properties fo:margin-left="0.2in" fo:margin-right="0in" fo:margin-top="0.1598in" fo:margin-bottom="0in" style:contextual-spacing="false" fo:text-indent="-0.2in" style:auto-text-indent="false">
        <style:tab-stops/>
      </style:paragraph-properties>
      <style:text-properties fo:font-weight="bold" style:font-weight-asian="normal"/>
    </style:style>
    <style:style style:name="_2a__20_RA-Reference_20_Body" style:display-name="* RA-Reference Body" style:family="paragraph" style:parent-style-name="_2a__20_RA-Reference_20_Title" style:next-style-name="_2a__20_RA-Reference_20_Title">
      <style:paragraph-properties fo:margin-left="0.4in" fo:margin-right="0in" fo:margin-top="0in" fo:margin-bottom="0in" style:contextual-spacing="false" fo:text-indent="-0.2in" style:auto-text-indent="false">
        <style:tab-stops/>
      </style:paragraph-properties>
      <style:text-properties fo:font-size="10pt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2" fo:font-family="'DejaVu Sans Mono'" style:font-family-generic="modern" style:font-pitch="fixed" fo:font-size="10pt" style:font-name-asian="WenQuanYi Zen Hei Sharp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comment" style:family="text">
      <style:text-properties fo:background-color="#ffff00"/>
    </style:style>
    <style:style style:name="toc-link" style:family="text"/>
    <style:style style:name="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2a__20_RA-Software_20_Name" style:display-name="* RA-Software Name" style:family="text">
      <style:text-properties style:font-name="Liberation Mono1" fo:font-family="'Liberation Mono'" style:font-style-name="Bold" style:font-family-generic="modern" style:font-pitch="fixed" fo:font-weight="bold" style:font-weight-asian="normal"/>
    </style:style>
    <style:style style:name="_2a__20_RA-File" style:display-name="* RA-File" style:family="text">
      <style:text-properties fo:font-style="italic" style:font-style-asian="italic" style:font-weight-asian="normal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_2a__20_RA-UI_20_Element" style:display-name="* RA-UI Element" style:family="text">
      <style:text-properties style:font-name="Liberation Serif" fo:font-family="'Liberation Serif'" style:font-style-name="Bold" style:font-family-generic="roman" style:font-pitch="variable" fo:font-weight="bold" style:font-weight-asian="normal"/>
    </style:style>
    <style:style style:name="_2a__20_RA-Important_20_Term" style:display-name="* RA-Important Term" style:family="text">
      <style:text-properties fo:font-variant="small-caps" fo:font-style="italic" fo:font-weight="normal" style:font-weight-asian="normal"/>
    </style:style>
    <style:style style:name="_2a__20_RA-Variable_20_Data" style:display-name="* RA-Variable Data" style:family="text">
      <style:text-properties fo:font-variant="normal" fo:text-transform="none" style:font-name="Liberation Mono2" fo:font-family="'Liberation Mono'" style:font-style-name="Bold Italic" style:font-family-generic="modern" style:font-pitch="fixed" fo:font-style="italic" fo:font-weight="bold" fo:background-color="transparent" style:font-weight-asian="normal"/>
    </style:style>
    <style:style style:name="_2a__20_RA-Generic_20_Entity" style:display-name="* RA-Generic Entity" style:family="text">
      <style:text-properties style:font-name="Liberation Sans2" fo:font-family="'Liberation Sans'" style:font-style-name="Italic" style:font-family-generic="swiss" style:font-pitch="variable" fo:font-style="italic" fo:font-weight="normal" style:font-weight-asian="normal"/>
    </style:style>
    <style:style style:name="_2a__20_RA-Table_20_of_20_Contents_20_LS_20_Entity" style:display-name="* RA-Table of Contents LS Entity" style:family="text">
      <style:text-properties style:font-weight-asian="normal"/>
    </style:style>
    <style:style style:name="cover-image" style:family="graphic">
      <style:graphic-properties svg:width="6.6929in" style:rel-width="100%" svg:height="0.902in" svg:x="0in" svg:y="0in" fo:margin-top="0.0193in" fo:margin-bottom="0.9839in" style:wrap="dynamic" style:number-wrapped-paragraphs="1" style:wrap-contour="false" style:vertical-pos="bottom" style:vertical-rel="page-content" style:horizontal-pos="center" style:horizontal-rel="page-content"/>
    </style:style>
    <style:style style:name="cover-bottom" style:family="graphic">
      <style:graphic-properties svg:width="0.0161in" fo:min-width="100%" fo:min-height="0.1665in" svg:x="0in" svg:y="0in" style:vertical-pos="bottom" style:vertical-rel="page-content" style:horizontal-pos="from-left" style:horizontal-rel="page-content" fo:padding="0in" fo:border="none" style:shadow="none" draw:shadow-opacity="100%"/>
    </style:style>
    <style:style style:name="sidebarframe" style:family="graphic">
      <style:graphic-properties svg:width="0.0161in" style:rel-width="100%" fo:min-height="0.0161in" text:anchor-type="paragraph" svg:x="0in" svg:y="0in" style:vertical-pos="top" style:vertical-rel="paragraph" style:horizontal-pos="right" style:horizontal-rel="paragraph" fo:background-color="#ffffee" style:background-transparency="0%" fo:padding="0.0709in" fo:border-left="4.25pt solid #f0f0f0" fo:border-right="0.31pt solid #dddddd" fo:border-top="0.31pt solid #dddddd" fo:border-bottom="0.31pt solid #dddddd">
        <style:background-image/>
      </style:graphic-properties>
    </style:style>
    <style:style style:name="imageblock" style:family="graphic">
      <style:graphic-properties svg:x="0in" svg:y="0in" fo:margin-left="0.0783in" fo:margin-right="0.0783in" fo:margin-top="0in" fo:margin-bottom="0in" style:wrap="none" style:vertical-pos="top" style:vertical-rel="page-content" style:horizontal-pos="from-left" style:horizontal-rel="char" fo:background-color="transparent" style:background-transparency="100%" fo:padding="0in" fo:border="none" style:shadow="none" draw:shadow-opacity="100%">
        <style:background-image/>
      </style:graphic-properties>
    </style:style>
    <style:style style:name="imageblock-left" style:family="graphic" style:parent-style-name="imageblock">
      <style:graphic-properties svg:width="0.0161in" style:rel-width="50%" fo:min-height="0.0161in" svg:x="0in" style:wrap="right" style:number-wrapped-paragraphs="no-limit" style:wrap-contour="false" style:horizontal-pos="left" style:horizontal-rel="char"/>
    </style:style>
    <style:style style:name="imageblock-right" style:family="graphic" style:parent-style-name="imageblock">
      <style:graphic-properties svg:width="0.0161in" style:rel-width="50%" fo:min-height="0.0161in" svg:x="0in" style:wrap="left" style:number-wrapped-paragraphs="no-limit" style:wrap-contour="false" style:horizontal-pos="right" style:horizontal-rel="char"/>
    </style:style>
    <style:style style:name="imageblock-center" style:family="graphic" style:parent-style-name="imageblock">
      <style:graphic-properties svg:width="0.0161in" style:rel-width="80%" fo:min-height="0.0161in" svg:x="0in" style:wrap="none" style:horizontal-pos="center" style:horizontal-rel="char"/>
    </style:style>
    <style:style style:name="exampleframe" style:family="graphic">
      <style:graphic-properties svg:width="0.0161in" style:rel-width="100%" fo:min-height="0.0161in" text:anchor-type="paragraph" svg:x="0in" svg:y="0in" style:vertical-pos="top" style:vertical-rel="paragraph" style:horizontal-pos="right" style:horizontal-rel="paragraph" fo:padding="0.0709in" fo:border-left="2.01pt solid #dddddd" fo:border-right="none" fo:border-top="none" fo:border-bottom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top="0in" fo:margin-bottom="0.2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style:shadow="none" draw:shadow-opacity="100%">
        <style:background-image/>
        <style:columns fo:column-count="1" fo:column-gap="0in"/>
      </style:graphic-properties>
    </style:style>
    <text:outline-style style:name="Outline">
      <text:outline-level-style text:level="1" text:style-name="numbering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" style:num-suffix=".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style:font-name="Liberation Sans1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Liberation Sans1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902in" fo:margin-left="0in" fo:margin-right="0in" fo:margin-bottom="0.25in" style:dynamic-spacing="true"/>
      </style:header-style>
      <style:footer-style>
        <style:header-footer-properties fo:min-height="0.2902in" fo:margin-left="0in" fo:margin-right="0in" fo:margin-top="0.2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902in" fo:margin-left="0in" fo:margin-right="0in" fo:margin-bottom="0.25in" style:dynamic-spacing="true"/>
      </style:header-style>
      <style:footer-style/>
    </style:page-layout>
    <style:page-layout style:name="Mpm3">
      <style:page-layout-properties fo:page-width="8.5in" fo:page-height="11in" style:num-format="i" style:print-orientation="portrait" fo:margin-top="0.5in" fo:margin-bottom="0.5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902in" fo:margin-left="0in" fo:margin-right="0in" fo:margin-bottom="0.25in" style:dynamic-spacing="true"/>
      </style:header-style>
      <style:footer-style>
        <style:header-footer-properties fo:min-height="0.2902in" fo:margin-left="0in" fo:margin-right="0in" fo:margin-top="0.2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7874in" fo:margin-right="0.7874in" style:shadow="none" style:writing-mode="lr-tb" style:footnote-max-height="0in">
        <style:footnote-sep style:line-style="none" style:adjustment="left" style:rel-width="25%" style:color="#000000"/>
      </style:page-layout-properties>
      <style:header-style>
        <style:header-footer-properties fo:min-height="0.2902in" fo:margin-left="0in" fo:margin-right="0in" fo:margin-bottom="0.25in" style:dynamic-spacing="true"/>
      </style:header-style>
      <style:footer-style>
        <style:header-footer-properties fo:min-height="0.2902in" fo:margin-left="0in" fo:margin-right="0in" fo:margin-top="0.25in" style:dynamic-spacing="false"/>
      </style:footer-style>
    </style:page-layout>
    <style:page-layout style:name="Mpm5">
      <style:page-layout-properties fo:page-width="8.5in" fo:page-height="11in" style:num-format="i" style:print-orientation="portrait" fo:margin-top="0.5in" fo:margin-bottom="0.5in" fo:margin-left="0.7902in" fo:margin-right="0.7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902in" fo:margin-left="0in" fo:margin-right="0in" fo:margin-bottom="0.25in" style:dynamic-spacing="true"/>
      </style:header-style>
      <style:footer-style>
        <style:header-footer-properties fo:min-height="0.2902in" fo:margin-left="0in" fo:margin-right="0in" fo:margin-top="0.25in" style:dynamic-spacing="false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5in" fo:margin-bottom="0.5in" fo:margin-left="0.7902in" fo:margin-right="0.7902in" style:shadow="none" fo:background-color="transparent" style:writing-mode="lr-tb" style:footnote-max-height="0in">
        <style:background-image xlink:href="Pictures/10000000000001680000015F0EFD1D18.jpg" xlink:type="simple" xlink:actuate="onLoad" style:position="center center" style:repeat="no-repeat"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I" style:print-orientation="portrait" fo:margin-top="0.5in" fo:margin-bottom="0.5in" fo:margin-left="0.7902in" fo:margin-right="0.7902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02in" fo:margin-left="0in" fo:margin-right="0in" fo:margin-bottom="0.25in" style:dynamic-spacing="true"/>
      </style:header-style>
      <style:footer-style>
        <style:header-footer-properties fo:min-height="0.2902in" fo:margin-left="0in" fo:margin-right="0in" fo:margin-top="0.25in" style:dynamic-spacing="false"/>
      </style:footer-style>
    </style:page-layout>
    <style:page-layout style:name="Mpm9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  <style:header-left>
        <text:p text:style-name="Header_20_left"/>
      </style:header-left>
      <style:footer>
        <text:p text:style-name="Footer"><text:span text:style-name="MT1"><text:tab/></text:span><text:span text:style-name="MT1"><text:page-number text:select-page="current">5</text:page-number></text:span><text:span text:style-name="MT1"><text:tab/></text:span></text:p>
      </style:footer>
      <style:footer-left>
        <text:p text:style-name="Footer"><text:span text:style-name="MT2"><text:tab/></text:span><text:span text:style-name="MT2"><text:page-number text:select-page="current">6</text:page-number></text:span><text:span text:style-name="MT2"><text:tab/></text:span></text:p>
      </style:footer-left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graphics2" text:anchor-type="paragraph" svg:x="-0.7874in" svg:y="0.161in" svg:width="5.8in" svg:height="2.0402in" draw:z-index="0"><draw:image xlink:href="Pictures/1000020100000205000000B7174E35E1.png" xlink:type="simple" xlink:show="embed" xlink:actuate="onLoad"/></draw:frame><draw:frame draw:style-name="Mfr2" draw:name="graphics3" text:anchor-type="paragraph" svg:x="0.0472in" svg:y="9.2673in" svg:width="2.2917in" svg:height="0.652in" draw:z-index="0"><draw:image xlink:href="Pictures/10000201000000A50000002FC085EA40.png" xlink:type="simple" xlink:show="embed" xlink:actuate="onLoad"/></draw:frame></text:p>
      </style:header>
    </style:master-page>
    <style:master-page style:name="Index" style:page-layout-name="Mpm3">
      <style:header>
        <text:p text:style-name="Header"><text:tab/><text:tab/><draw:frame draw:style-name="Mfr3" draw:name="graphics8" text:anchor-type="as-char" svg:width="0.3807in" svg:height="0.3709in" draw:z-index="0"><draw:image xlink:href="Pictures/10000000000001680000015F203881C8.jpg" xlink:type="simple" xlink:show="embed" xlink:actuate="onLoad"/></draw:frame></text:p>
      </style:header>
      <style:header-left>
        <text:p text:style-name="Header"><draw:frame draw:style-name="Mfr3" draw:name="graphics5" text:anchor-type="as-char" svg:width="0.3807in" svg:height="0.3709in" draw:z-index="0"><draw:image xlink:href="Pictures/10000000000001680000015F203881C8.jpg" xlink:type="simple" xlink:show="embed" xlink:actuate="onLoad"/></draw:frame></text:p>
      </style:header-left>
      <style:footer>
        <text:p text:style-name="Footer"><text:span text:style-name="MT2">refarch-feedback@redhat.com</text:span><text:span text:style-name="MT1"><text:tab/></text:span><text:span text:style-name="MT1"><text:page-number text:select-page="current">0</text:page-number></text:span><text:span text:style-name="MT1"><text:tab/></text:span><text:span text:style-name="MT2">www.redhat.com</text:span></text:p>
      </style:footer>
      <style:footer-left>
        <text:p text:style-name="Footer"><text:span text:style-name="MT2">www.redhat.com<text:tab/></text:span><text:span text:style-name="MT2"><text:page-number text:select-page="current">0</text:page-number></text:span><text:span text:style-name="MT2"><text:tab/>refarch-feedback@redhat.com</text:span></text:p>
      </style:footer-left>
    </style:master-page>
    <style:master-page style:name="Endnote" style:page-layout-name="Mpm4">
      <style:header>
        <text:p text:style-name="Header"/>
      </style:header>
      <style:header-left>
        <text:p text:style-name="Header"><text:tab/><text:tab/><draw:frame draw:style-name="Mfr3" draw:name="graphics6" text:anchor-type="as-char" svg:width="0.3807in" svg:height="0.3709in" draw:z-index="0"><draw:image xlink:href="Pictures/10000000000001680000015F203881C8.jpg" xlink:type="simple" xlink:show="embed" xlink:actuate="onLoad"/></draw:frame></text:p>
      </style:header-left>
      <style:footer>
        <text:p text:style-name="Footer"/>
      </style:footer>
      <style:footer-left>
        <text:p text:style-name="Footer"><text:span text:style-name="MT2">refarch-feedback@redhat.com</text:span><text:span text:style-name="MT1"><text:tab/></text:span><text:span text:style-name="MT1"><text:page-number text:select-page="current">0</text:page-number></text:span><text:span text:style-name="MT1"><text:tab/></text:span><text:span text:style-name="MT2">www.redhat.com</text:span></text:p>
      </style:footer-left>
    </style:master-page>
    <style:master-page style:name="_2a__20_RA-Copyright" style:display-name="* RA-Copyright" style:page-layout-name="Mpm5" style:next-style-name="_2a__20_RA-Feedback">
      <style:header>
        <text:p text:style-name="Header"><draw:frame draw:style-name="Mfr3" draw:name="graphics7" text:anchor-type="as-char" svg:width="0.3807in" svg:height="0.3709in" draw:z-index="0"><draw:image xlink:href="Pictures/10000000000001680000015F203881C8.jpg" xlink:type="simple" xlink:show="embed" xlink:actuate="onLoad"/></draw:frame></text:p>
      </style:header>
      <style:header-left>
        <text:p text:style-name="Header"><draw:frame draw:style-name="Mfr3" draw:name="graphics4" text:anchor-type="as-char" svg:width="0.3807in" svg:height="0.3709in" draw:z-index="0"><draw:image xlink:href="Pictures/10000000000001680000015F203881C8.jpg" xlink:type="simple" xlink:show="embed" xlink:actuate="onLoad"/></draw:frame></text:p>
      </style:header-left>
      <style:footer>
        <text:p text:style-name="Footer"><text:span text:style-name="MT2">refarch-feedback@redhat.com</text:span><text:span text:style-name="MT1"><text:tab/></text:span><text:span text:style-name="MT1"><text:page-number text:select-page="current">0</text:page-number></text:span><text:span text:style-name="MT1"><text:tab/></text:span><text:span text:style-name="MT2">www.redhat.com</text:span></text:p>
      </style:footer>
      <style:footer-left>
        <text:p text:style-name="Footer"><text:span text:style-name="MT2">www.redhat.com<text:tab/></text:span><text:span text:style-name="MT2"><text:page-number text:select-page="current">0</text:page-number></text:span><text:span text:style-name="MT2"><text:tab/>refarch-feedback@redhat.com</text:span></text:p>
      </style:footer-left>
    </style:master-page>
    <style:master-page style:name="Footnote" style:page-layout-name="Mpm6"/>
    <style:master-page style:name="_2a__20_RA-Last_20_Page" style:display-name="* RA-Last Page" style:page-layout-name="Mpm7"/>
    <style:master-page style:name="_2a__20_RA-Feedback" style:display-name="* RA-Feedback" style:page-layout-name="Mpm8" style:next-style-name="Index">
      <style:header>
        <text:p text:style-name="MP1"><draw:frame draw:style-name="Mfr3" draw:name="graphics9" text:anchor-type="as-char" svg:width="0.3807in" svg:height="0.3709in" draw:z-index="0"><draw:image xlink:href="Pictures/10000000000001680000015F203881C8.jpg" xlink:type="simple" xlink:show="embed" xlink:actuate="onLoad"/></draw:frame></text:p>
      </style:header>
      <style:header-left>
        <text:p text:style-name="Header_20_left"/>
      </style:header-left>
      <style:footer>
        <text:p text:style-name="Footer"><text:span text:style-name="MT2">refarch-feedback@redhat.com</text:span><text:span text:style-name="MT1"><text:tab/></text:span><text:span text:style-name="MT1"><text:page-number text:select-page="current">0</text:page-number></text:span><text:span text:style-name="MT1"><text:tab/></text:span><text:span text:style-name="MT2">www.redhat.com</text:span></text:p>
      </style:footer>
      <style:footer-left>
        <text:p text:style-name="MP2"/>
      </style:footer-left>
    </style:master-page>
    <style:master-page style:name="Left_20_Page" style:display-name="Left Page" style:page-layout-name="Mpm9" style:next-style-name="Right_20_Page"/>
    <style:master-page style:name="Right_20_Page" style:display-name="Right Page" style:page-layout-name="Mpm10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09:49:48.577751878</dc:date>
    <meta:editing-duration>PT11M11S</meta:editing-duration>
    <meta:editing-cycles>6</meta:editing-cycles>
    <meta:generator>LibreOffice/4.2.6.3$Linux_X86_64 LibreOffice_project/420$Build-3</meta:generator>
    <meta:document-statistic meta:table-count="1" meta:image-count="8" meta:object-count="0" meta:page-count="6" meta:paragraph-count="87" meta:word-count="900" meta:character-count="6365" meta:non-whitespace-character-count="5521"/>
  </office:meta>
</office:document-meta>
</file>